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604cm"/>
    </style:style>
    <style:style style:name="Table1.B" style:family="table-column">
      <style:table-column-properties style:column-width="6.3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margin-top="0.423cm" fo:margin-bottom="0cm" fo:line-height="150%" fo:text-indent="1cm" style:auto-text-indent="false"/>
    </style:style>
    <style:style style:name="P5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</style:style>
    <style:style style:name="P6" style:family="paragraph" style:parent-style-name="Standard">
      <style:paragraph-properties fo:margin-left="0cm" fo:margin-right="0cm" fo:margin-top="0.423cm" fo:margin-bottom="0cm" fo:line-height="150%" fo:text-indent="1cm" style:auto-text-indent="false">
        <style:tab-stops>
          <style:tab-stop style:position="13.018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1cm" style:auto-text-indent="false"/>
    </style:style>
    <style:style style:name="P9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indent="1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14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5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16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9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20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22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23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4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25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26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27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28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29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30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31" style:family="paragraph" style:parent-style-name="Standard" style:list-style-name="WW8Num2">
      <style:paragraph-properties fo:line-height="150%">
        <style:tab-stops>
          <style:tab-stop style:position="14.605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32" style:family="paragraph" style:parent-style-name="Standard" style:list-style-name="WW8Num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33" style:family="paragraph" style:parent-style-name="Standard" style:list-style-name="WW8Num2">
      <style:paragraph-properties fo:line-height="150%">
        <style:tab-stops>
          <style:tab-stop style:position="14.605cm" style:leader-style="dotted" style:leader-text="."/>
        </style:tab-stops>
      </style:paragraph-properties>
    </style:style>
    <style:style style:name="P34" style:family="paragraph" style:parent-style-name="Standard" style:list-style-name="WW8Num1">
      <style:paragraph-properties fo:margin-left="2.529cm" fo:margin-right="0cm" fo:line-height="150%" fo:text-align="justify" style:justify-single-word="false" fo:text-indent="-0.63cm" style:auto-text-indent="false"/>
    </style:style>
    <style:style style:name="P35" style:family="paragraph" style:parent-style-name="Standard">
      <style:paragraph-properties fo:margin-left="0cm" fo:margin-right="0cm" fo:margin-top="0.423cm" fo:margin-bottom="0cm" fo:text-align="justify" style:justify-single-word="false" fo:text-indent="1cm" style:auto-text-indent="false"/>
      <style:text-properties fo:font-size="14pt" fo:language="en" fo:country="US" style:font-size-asian="14pt" style:font-size-complex="14pt" style:font-weight-complex="bold"/>
    </style:style>
    <style:style style:name="P36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</style:style>
    <style:style style:name="P37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41" style:family="paragraph" style:parent-style-name="Heading_20_2">
      <style:paragraph-properties fo:margin-left="0cm" fo:margin-right="0cm" fo:line-height="150%" fo:text-align="center" style:justify-single-word="false" fo:text-indent="0cm" style:auto-text-indent="false" fo:break-before="page"/>
      <style:text-properties style:font-size-complex="14pt"/>
    </style:style>
    <style:style style:name="P42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3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color="#000000" fo:font-size="14pt" fo:language="uk" fo:country="UA" style:font-size-asian="14pt" style:font-size-complex="14pt"/>
    </style:style>
    <style:style style:name="T10" style:family="text">
      <style:text-properties fo:font-size="10pt" fo:language="uk" fo:country="UA" style:font-size-asian="10pt" style:font-size-complex="10pt" style:font-weight-complex="bold"/>
    </style:style>
    <style:style style:name="T11" style:family="text">
      <style:text-properties fo:font-weight="bold" style:font-weight-asian="bold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Факультет прикладної математики</text:p>
      <text:p text:style-name="P16">Кафедра програмного забезпечення комп’ютерних систем</text:p>
      <text:p text:style-name="P16"/>
      <text:p text:style-name="P25">“ЗАТВЕРДЖЕНО”</text:p>
      <text:p text:style-name="P25">Завідувач кафедри</text:p>
      <text:p text:style-name="P25">__________ І.А.Дичка</text:p>
      <text:p text:style-name="P24"><text:span text:style-name="T3">“___” ____________ 201</text:span><text:span text:style-name="T6">2</text:span><text:span text:style-name="T3"> р.<text:tab/></text:span></text:p>
      <text:p text:style-name="P16"/>
      <text:p text:style-name="P19"/>
      <text:p text:style-name="P19"/>
      <text:p text:style-name="P21"/>
      <text:p text:style-name="P20">СИСТЕМА РОЗПІЗНАВАННЯ ГРАФІЧНИХ ОБРАЗІВ НА ОСНОВІ ВИКОРИСТАННЯ ГРАФІЧНИХ ПРОЦЕСОРІВ</text:p>
      <text:p text:style-name="P16">Технічне завдання</text:p>
      <text:p text:style-name="P14"><text:span text:style-name="T2">ПЗКС.</text:span><text:span text:style-name="T8">045440</text:span><text:span text:style-name="T9">-02-91</text:span></text:p>
      <text:p text:style-name="P22"/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“ПОГОДЖЕНО”</text:p>
            <text:p text:style-name="P26"/>
            <text:p text:style-name="P26">Керівник проекту:</text:p>
            <text:p text:style-name="P27"><text:span text:style-name="T3">__________ О.І.</text:span><text:span text:style-name="T10"> </text:span><text:span text:style-name="T3">Марченко</text:span></text:p>
            <text:p text:style-name="P26"/>
            <text:p text:style-name="P26">Нормоконтроль:</text:p>
            <text:p text:style-name="P28">__________ М.В.Онай</text:p>
          </table:table-cell>
          <table:table-cell table:style-name="Table1.A1" office:value-type="string">
            <text:p text:style-name="P18"/>
            <text:p text:style-name="P17"/>
            <text:p text:style-name="P17"/>
            <text:p text:style-name="P17"/>
            <text:p text:style-name="P17"/>
            <text:p text:style-name="P17"/>
            <text:p text:style-name="P30"/>
            <text:p text:style-name="P29"><text:span text:style-name="T3">Виконавець:</text:span><text:span text:style-name="T5"> </text:span></text:p>
            <text:p text:style-name="P29"><text:span text:style-name="T3">__________ </text:span><text:span text:style-name="T3">О. В. Паляниця</text:span></text:p>
            <text:p text:style-name="P19"/>
          </table:table-cell>
        </table:table-row>
      </table:table>
      <text:p text:style-name="P14"/>
      <text:p text:style-name="P19"/>
      <text:p text:style-name="P14"><text:span text:style-name="T3">201</text:span><text:span text:style-name="T6">2</text:span></text:p>
      <text:h text:style-name="P41" text:outline-level="2">ЗМІСТ</text:h>
      <text:p text:style-name="P2"/>
      <text:p text:style-name="P2"/>
      <text:list xml:id="list1552491590" text:style-name="WW8Num2">
        <text:list-item>
          <text:p text:style-name="P31">Найменування та галузь застосування<text:tab/>3</text:p>
        </text:list-item>
        <text:list-item>
          <text:p text:style-name="P33"><text:span text:style-name="T9">Підстава для розроблення</text:span><text:span text:style-name="T2"><text:tab/>3</text:span></text:p>
        </text:list-item>
        <text:list-item>
          <text:p text:style-name="P31">Призначення розробки<text:tab/>3</text:p>
        </text:list-item>
        <text:list-item>
          <text:p text:style-name="P33"><text:span text:style-name="T9">Вимоги до програмного продукту</text:span><text:span text:style-name="T2"><text:tab/>3</text:span></text:p>
        </text:list-item>
        <text:list-item>
          <text:p text:style-name="P33"><text:span text:style-name="T9">Вимоги до проектної документації</text:span><text:span text:style-name="T2"><text:tab/>4</text:span></text:p>
        </text:list-item>
        <text:list-item>
          <text:p text:style-name="P33"><text:span text:style-name="T2">Етапи </text:span><text:span text:style-name="T9">проектування</text:span><text:span text:style-name="T2"><text:tab/>5</text:span></text:p>
        </text:list-item>
        <text:list-item>
          <text:p text:style-name="P33"><text:span text:style-name="T9">Порядок тестування розробки</text:span><text:span text:style-name="T2"><text:tab/>5</text:span></text:p>
        </text:list-item>
      </text:list>
      <text:p text:style-name="P23">1. НАЙМЕНУВАННЯ ТА ГАЛУЗЬ ЗАСТОСУВАННЯ</text:p>
      <text:p text:style-name="P4"><text:span text:style-name="T4">Назва розробки</text:span><text:span text:style-name="T2">: </text:span><text:span text:style-name="T2">Система розпізнавання графічних образів на основі використання графічних процесорів</text:span><text:span text:style-name="T2">.</text:span></text:p>
      <text:p text:style-name="P8"><text:span text:style-name="T4">Галузь застосування</text:span><text:span text:style-name="T2">: інформаційні технології.</text:span></text:p>
      <text:p text:style-name="P10"/>
      <text:p text:style-name="P10"/>
      <text:p text:style-name="P16">2. ПІДСТАВА ДЛЯ РОЗРОБЛЕННЯ</text:p>
      <text:p text:style-name="P7">Підставою для розроблення є завдання на дипломне проектування, затверджене кафедрою програмного забезпечення комп’ютерних систем Національного технічного університету України «Київський політехнічний інститут» (НТУУ «КПІ»).</text:p>
      <text:p text:style-name="P10"/>
      <text:p text:style-name="P10"/>
      <text:p text:style-name="P16">3. ПРИЗНАЧЕННЯ РОЗРОБКИ </text:p>
      <text:p text:style-name="P5"><text:span text:style-name="T2">Розробка призначена для </text:span><text:span text:style-name="T2">виявлення облич у відеопотоці, що отримується з веб-камери, або на статичних зображеннях, з метою подальшої обробки чи аналізу.</text:span></text:p>
      <text:p text:style-name="P10"/>
      <text:p text:style-name="P10"/>
      <text:p text:style-name="P16">4. ВИМОГИ ДО ПРОГРАМНОГО ПРОДУКТУ </text:p>
      <text:p text:style-name="P5"><text:span text:style-name="T7">Система розпізнавання графічних образів на основі використання графічних процесорів</text:span><text:span text:style-name="T2"> повинна забезпечувати такі основні функції:</text:span></text:p>
      <text:p text:style-name="P12">1) можливість завантаження зображень для обробки;</text:p>
      <text:p text:style-name="P12">2) можливість підключення веб-камери;</text:p>
      <text:p text:style-name="P12">3) можливість задання розміру кадрів, що отримуються з веб-камери;</text:p>
      <text:p text:style-name="P40"><text:span text:style-name="T2"><text:s text:c="8"/>4) </text:span><text:span text:style-name="T2">позначення виявлених облич</text:span><text:span text:style-name="T2">;</text:span></text:p>
      <text:p text:style-name="P12"/>
      <text:p text:style-name="P38"><text:soft-page-break/><text:span text:style-name="T2">Розробку виконати на мові C/C++ з використанням програмної моделі CUDA.</text:span></text:p>
      <text:p text:style-name="P16">5. ВИМОГИ ДО ПРОЕКТНОЇ ДОКУМЕНТАЦІЇ</text:p>
      <text:p text:style-name="P7">У процесі виконання проекту повинна бути розроблена наступна документація:</text:p>
      <text:p text:style-name="P12">1) пояснювальна записка;</text:p>
      <text:p text:style-name="P12">2) програма та методика тестування;</text:p>
      <text:p text:style-name="P12">3) керівництво користувача;</text:p>
      <text:p text:style-name="P12">4) креслення:</text:p>
      <text:list xml:id="list21040928921" text:style-name="WW8Num1">
        <text:list-item>
          <text:list>
            <text:list-item>
              <text:p text:style-name="P34"><text:span text:style-name="T2">«</text:span><text:span text:style-name="T2">Процес класифікації на CPU. Блок-схема алгоритму</text:span><text:span text:style-name="T2">»;</text:span></text:p>
            </text:list-item>
            <text:list-item>
              <text:p text:style-name="P32">«Процес класифікації на GPU. Блок-схема алгоритму».</text:p>
            </text:list-item>
          </text:list>
        </text:list-item>
      </text:list>
      <text:p text:style-name="P3"/>
      <text:p text:style-name="P19"><text:span text:style-name="T11"/></text:p>
      <text:p text:style-name="P19"><text:span text:style-name="T11">6. ЕТАПИ ПРОЕКТУВАННЯ</text:span></text:p>
      <text:p text:style-name="P6">Вивчення літератури за тематикою роботи<text:tab/>15.11.2012</text:p>
      <text:p text:style-name="P13">Розроблення та узгодження технічного завдання<text:tab/>30.11.2012</text:p>
      <text:p text:style-name="P9"><text:span text:style-name="T2">Розроблення структури </text:span><text:span text:style-name="T2">програмної розробки</text:span><text:span text:style-name="T2"><text:tab/>15.12.201</text:span><text:span text:style-name="T2">2</text:span></text:p>
      <text:p text:style-name="P9"><text:span text:style-name="T2">Програмна реалізація </text:span><text:span text:style-name="T2">системи</text:span><text:span text:style-name="T2"><text:tab/>15.03.201</text:span><text:span text:style-name="T2">3</text:span></text:p>
      <text:p text:style-name="P9"><text:span text:style-name="T2">Тестування </text:span><text:span text:style-name="T2">системи</text:span><text:span text:style-name="T2"><text:tab/>01.04.201</text:span><text:span text:style-name="T2">3</text:span></text:p>
      <text:p text:style-name="P9"><text:span text:style-name="T2">Підготовка матеріалів текстової частини проекту<text:tab/>30.04.201</text:span><text:span text:style-name="T2">3</text:span></text:p>
      <text:p text:style-name="P9"><text:span text:style-name="T2">Підготовка матеріалів графічної частини проекту<text:tab/>10.05.201</text:span><text:span text:style-name="T2">3</text:span></text:p>
      <text:p text:style-name="P9"><text:span text:style-name="T2">Оформлення технічної документації проекту<text:tab/>12.06.2013</text:span></text:p>
      <text:p text:style-name="P10"/>
      <text:p text:style-name="P10"/>
      <text:p text:style-name="P16">7. ПОРЯДОК ТЕСТУВАННЯ РОЗРОБКИ</text:p>
      <text:p text:style-name="P11"/>
      <text:p text:style-name="P15"><text:span text:style-name="T3"><text:tab/>Тестування розробленого програмного продукту виконується відповідно до </text:span><text:span text:style-name="T1">“</text:span><text:span text:style-name="T3">Програми та методики тестування</text:span><text:span text:style-name="T1">”</text:span><text:span text:style-name="T3">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18:37:00</meta:creation-date>
    <dc:creator>olehp </dc:creator>
    <dc:date>2013-06-13T12:03:32</dc:date>
    <meta:editing-cycles>47</meta:editing-cycles>
    <meta:editing-duration>PT57M8S</meta:editing-duration>
    <meta:generator>LibreOffice/3.5$Linux_X86_64 LibreOffice_project/350m1$Build-2</meta:generator>
    <meta:document-statistic meta:table-count="1" meta:image-count="0" meta:object-count="0" meta:page-count="4" meta:paragraph-count="59" meta:word-count="305" meta:character-count="2316" meta:non-whitespace-character-count="2266"/>
    <meta:user-defined meta:name="Info 1"/>
    <meta:user-defined meta:name="Info 2"/>
    <meta:user-defined meta:name="Info 3"/>
    <meta:user-defined meta:name="Info 4"/>
  </office:meta>
</office:document-meta>
</file>